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370000454400000C6BFFA20525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/>
    <style:font-face style:name="Tahoma2" svg:font-family="Tahoma"/>
    <style:font-face style:name="Americana BT" svg:font-family="'Americana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35cm" fo:margin-left="0.055cm" fo:margin-right="10.128cm" table:align="margins" style:writing-mode="lr-tb"/>
    </style:style>
    <style:style style:name="Tabla1.A" style:family="table-column">
      <style:table-column-properties style:column-width="2.45cm" style:rel-column-width="138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Standard">
      <style:paragraph-properties fo:text-align="end" style:justify-single-word="false" style:page-number="auto"/>
      <style:text-properties style:font-name="Americana BT" fo:font-size="6pt" fo:language="es" fo:country="AR" style:font-size-asian="6pt" style:font-name-complex="Arial1" style:font-size-complex="6pt"/>
    </style:style>
    <style:style style:name="P3" style:family="paragraph" style:parent-style-name="Header">
      <style:paragraph-properties fo:text-align="center" style:justify-single-word="false">
        <style:tab-stops/>
      </style:paragraph-properties>
    </style:style>
    <style:style style:name="P4" style:family="paragraph" style:parent-style-name="Header">
      <style:paragraph-properties fo:text-align="center" style:justify-single-word="false">
        <style:tab-stops/>
      </style:paragraph-properties>
      <style:text-properties style:font-name="Americana BT" fo:font-size="13pt" fo:language="es" fo:country="ES" style:text-underline-style="solid" style:text-underline-width="auto" style:text-underline-color="font-color" fo:font-weight="bold" style:font-size-asian="13pt" style:font-weight-asian="bold" style:font-name-complex="Arial1" style:font-size-complex="13pt"/>
    </style:style>
    <style:style style:name="P5" style:family="paragraph" style:parent-style-name="Header">
      <style:paragraph-properties fo:text-align="justify" style:justify-single-word="false">
        <style:tab-stops/>
      </style:paragraph-properties>
      <style:text-properties style:font-name="Americana BT" fo:language="es" fo:country="ES" style:text-underline-style="solid" style:text-underline-width="auto" style:text-underline-color="font-color" fo:font-weight="bold" style:font-weight-asian="bold" style:font-name-complex="Arial1"/>
    </style:style>
    <style:style style:name="P6" style:family="paragraph" style:parent-style-name="Header">
      <style:paragraph-properties fo:text-align="justify" style:justify-single-word="false">
        <style:tab-stops/>
      </style:paragraph-properties>
      <style:text-properties style:font-name="Americana BT" fo:font-size="10.5pt" fo:language="es" fo:country="ES" style:font-size-asian="10.5pt" style:font-name-complex="Arial1" style:font-size-complex="10.5pt"/>
    </style:style>
    <style:style style:name="P7" style:family="paragraph" style:parent-style-name="Header">
      <style:paragraph-properties fo:text-align="justify" style:justify-single-word="false">
        <style:tab-stops/>
      </style:paragraph-properties>
    </style:style>
    <style:style style:name="P8" style:family="paragraph" style:parent-style-name="Header">
      <style:paragraph-properties fo:text-align="justify" style:justify-single-word="false">
        <style:tab-stops/>
      </style:paragraph-properties>
      <style:text-properties fo:font-size="9pt" style:font-size-asian="9pt" style:font-size-complex="9pt"/>
    </style:style>
    <style:style style:name="P9" style:family="paragraph" style:parent-style-name="Header">
      <style:paragraph-properties fo:line-height="150%" fo:text-align="justify" style:justify-single-word="false">
        <style:tab-stops/>
      </style:paragraph-properties>
      <style:text-properties fo:font-size="10.5pt" style:font-size-asian="10.5pt" style:font-size-complex="10.5pt"/>
    </style:style>
    <style:style style:name="P10" style:family="paragraph" style:parent-style-name="Header">
      <style:paragraph-properties fo:text-align="justify" style:justify-single-word="false">
        <style:tab-stops/>
      </style:paragraph-properties>
      <style:text-properties fo:font-size="10.5pt" style:font-size-asian="10.5pt" style:font-size-complex="10.5pt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Americana BT"/>
    </style:style>
    <style:style style:name="T2" style:family="text">
      <style:text-properties style:font-name="Americana BT" fo:font-size="10pt" fo:language="es" fo:country="AR" style:font-size-asian="10pt" style:font-name-complex="Arial1" style:font-size-complex="10pt"/>
    </style:style>
    <style:style style:name="T3" style:family="text">
      <style:text-properties style:font-name="Americana BT" fo:font-size="10pt" fo:language="es" fo:country="ES" fo:font-style="italic" style:font-size-asian="10pt" style:font-style-asian="italic" style:font-name-complex="Arial1" style:font-size-complex="10pt" style:font-style-complex="italic"/>
    </style:style>
    <style:style style:name="T4" style:family="text">
      <style:text-properties style:font-name="Americana BT" fo:font-size="13pt" fo:language="es" fo:country="ES" style:text-underline-style="solid" style:text-underline-width="auto" style:text-underline-color="font-color" fo:font-weight="bold" style:font-size-asian="13pt" style:font-weight-asian="bold" style:font-name-complex="Arial1" style:font-size-complex="13pt"/>
    </style:style>
    <style:style style:name="T5" style:family="text">
      <style:text-properties style:font-name="Americana BT" fo:language="es" fo:country="ES" style:font-name-complex="Arial1"/>
    </style:style>
    <style:style style:name="T6" style:family="text">
      <style:text-properties style:font-name="Americana BT" fo:language="es" fo:country="ES" fo:font-weight="bold" style:font-weight-asian="bold" style:font-name-complex="Arial1"/>
    </style:style>
    <style:style style:name="T7" style:family="text">
      <style:text-properties style:font-name="Americana BT" fo:language="es" fo:country="ES" style:text-underline-style="solid" style:text-underline-width="auto" style:text-underline-color="font-color" fo:font-weight="bold" style:font-weight-asian="bold" style:font-name-complex="Arial1"/>
    </style:style>
    <style:style style:name="T8" style:family="text">
      <style:text-properties style:font-name="Americana BT" fo:language="es" fo:country="ES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9" style:family="text">
      <style:text-properties style:font-name="Americana BT" fo:font-size="11pt" fo:language="es" fo:country="ES" style:font-size-asian="11pt" style:font-name-complex="Arial1" style:font-size-complex="11pt"/>
    </style:style>
    <style:style style:name="T10" style:family="text">
      <style:text-properties style:font-name="Americana BT" fo:font-size="11pt" fo:language="es" fo:country="ES" fo:font-weight="bold" style:font-size-asian="11pt" style:font-weight-asian="bold" style:font-name-complex="Arial1" style:font-size-complex="11pt"/>
    </style:style>
    <style:style style:name="T11" style:family="text">
      <style:text-properties style:font-name="Americana BT" fo:font-size="9pt" fo:language="es" fo:country="ES" style:font-size-asian="9pt" style:font-name-complex="Arial1" style:font-size-complex="9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2" draw:style-name="gr1" draw:text-style-name="P13" svg:width="15.583cm" svg:height="2.804cm" svg:x="0cm" svg:y="0cm">
        <draw:image xlink:href="Pictures/200000370000454400000C6BFFA20525.wmf" xlink:type="simple" xlink:show="embed" xlink:actuate="onLoad">
          <text:p/>
        </draw:image>
      </draw:frame>
      <text:p text:style-name="P2"/>
      <text:p text:style-name="P1"><text:span text:style-name="T2">4.2-005</text:span></text:p>
      <text:p text:style-name="P3"><text:span text:style-name="T4">CONSULTA <text:s/>PREVIA <text:s/>PARA MEDIA TENSION</text:span></text:p>
      <text:p text:style-name="P3"><text:span text:style-name="T4"><text:s/>Y PARA CARGA <text:s/>SUPERIOR <text:s/>A 40 KW EN BAJA TENSION</text:span></text:p>
      <text:p text:style-name="P4"/>
      <text:p text:style-name="P7"><text:span text:style-name="T6">Señores</text:span><text:bookmark text:name="_GoBack"/></text:p>
      <text:p text:style-name="P7"><text:span text:style-name="T6">C L Y F S A</text:span></text:p>
      <text:p text:style-name="P7"><text:span text:style-name="T7">Presente</text:span></text:p>
      <text:p text:style-name="P5"/>
      <text:p text:style-name="P9"><text:span text:style-name="T5"><text:tab/>Los que suscriben tienen el agrado de dirigirse a Ud., con el objeto de formular la siguiente </text:span><text:span text:style-name="T6">CONSULTA PREVIA</text:span></text:p>
      <text:p text:style-name="P9"><text:span text:style-name="T5">INTERESADO:........................................................................................................</text:span></text:p>
      <text:p text:style-name="P9"><text:span text:style-name="T5">DIRECCION:............................................................................................................</text:span></text:p>
      <text:p text:style-name="P9"><text:span text:style-name="T5">TELEFONO:.........................................CTA.CTE.CTRAL.Nº:........... ........................</text:span></text:p>
      <text:p text:style-name="P9"><text:span text:style-name="T5">ELECTRICISTA RESPONSABLE.............................................................................</text:span></text:p>
      <text:p text:style-name="P9"><text:span text:style-name="T5">REG.Nº..........................CATEGORIA:................TELEFONO:.................................</text:span></text:p>
      <text:p text:style-name="P10"><text:span text:style-name="T5"><text:tab/></text:span><text:span text:style-name="T8">FINALIDAD:</text:span></text:p>
      <text:p text:style-name="P10"><text:span text:style-name="T5"><text:tab/></text:span></text:p>
      <text:p text:style-name="P10"><text:span text:style-name="T5">a) Residencial <text:s text:c="8"/><text:tab/><text:tab/>b) Comercial <text:s text:c="6"/><text:tab/> <text:s text:c="4"/>c) Industrial <text:s text:c="11"/><text:tab/> d) Otros</text:span></text:p>
      <text:p text:style-name="P6"/>
      <text:p text:style-name="P10"><text:span text:style-name="T5">POTENCIA TOTAL ESTIMADA............................KVA-Kw</text:span></text:p>
      <text:p text:style-name="P10"><text:span text:style-name="T5"/></text:p>
      <text:p text:style-name="P10"><text:span text:style-name="T5">DETALLLAR POTENCIA POR MEDIDOR EN AMP.</text:span></text:p>
      <text:p text:style-name="P10"><text:span text:style-name="T5"/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2">CANTIDAD</text:p>
          </table:table-cell>
          <table:table-cell table:style-name="Tabla1.A1" office:value-type="string">
            <text:p text:style-name="P12">POTENCIA</text:p>
          </table:table-cell>
          <table:table-cell table:style-name="Tabla1.C1" office:value-type="string">
            <text:p text:style-name="P12">TM</text:p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</table:table>
      <text:p text:style-name="P6"/>
      <text:p text:style-name="P10"><text:span text:style-name="T5">ENTRADA: <text:tab/> <text:s text:c="4"/>a) Aérea<text:tab/><text:tab/> <text:s text:c="8"/><text:tab/><text:tab/><text:tab/>b) Subterránea</text:span></text:p>
      <text:p text:style-name="P6"/>
      <text:p text:style-name="P10"><text:span text:style-name="T5">TENSION: a) Baja Tensión: 220/380 V <text:s text:c="5"/><text:tab/>b) Media Tensión 13.2 o 23KV</text:span></text:p>
      <text:p text:style-name="P10"><text:span text:style-name="T5"><text:tab/></text:span></text:p>
      <text:p text:style-name="P9"><text:span text:style-name="T5">FECHA PREVISTA PARA EL USO DE LA ENERGÍA:.................</text:span></text:p>
      <text:p text:style-name="P10"><text:span text:style-name="T5"><text:tab/>Aprovecho la oportunidad para saludarle muy atentamente</text:span></text:p>
      <text:p text:style-name="P10"><text:span text:style-name="T5"><text:tab/>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7"><text:span text:style-name="T5"><text:tab/> <text:s text:c="3"/>…............................................<text:tab/><text:tab/> <text:s text:c="4"/>…........................................</text:span></text:p>
      <text:p text:style-name="P7"><text:span text:style-name="T5"><text:tab/><text:tab/></text:span><text:span text:style-name="T3">Firma del electricista<text:tab/><text:tab/> <text:s text:c="31"/>Firma del interesado</text:span></text:p>
      <text:p text:style-name="P7"><text:span text:style-name="T3"><text:tab/><text:tab/>C.I.Nº <text:tab/><text:tab/><text:tab/><text:tab/><text:tab/> <text:s text:c="20"/>C.I.Nº<text:tab/></text:span></text:p>
      <text:p text:style-name="P7"><text:span text:style-name="T3"/></text:p>
      <text:p text:style-name="P7"><text:span text:style-name="T3"/></text:p>
      <text:p text:style-name="P8"><text:span text:style-name="T6">Nota: </text:span><text:span text:style-name="T5">Este formulario deberá llenarse a máquina o letra de imprenta.</text:span></text:p>
      <text:p text:style-name="P8"><text:span text:style-name="T6">Adjuntar:<text:tab/></text:span><text:span text:style-name="T5">*Croquis ilustrativo del lugar, ubicación sugerida p/entrada de energía</text:span></text:p>
      <text:p text:style-name="P8"><text:span text:style-name="T5"><text:tab/><text:tab/>*Copia autenticada de C.I (Propietario) <text:s text:c="8"/></text:span></text:p>
      <text:p text:style-name="P8"><text:span text:style-name="T5"><text:tab/><text:tab/>*Copia Carnet profesional (Cat:A-B) <text:s/></text:span></text:p>
      <text:p text:style-name="P7"><text:span text:style-name="T11"><text:s text:c="12"/><text:tab/> <text:s text:c="11"/>*Detalle de la Potencia Solicitada (TM) <text:tab/><text:tab/></text:span><text:span text:style-name="T5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/>
    <style:font-face style:name="Tahoma2" svg:font-family="Tahoma"/>
    <style:font-face style:name="Americana BT" svg:font-family="'Americana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PY" style:font-size-asian="10pt" style:language-asian="es" style:country-asian="PY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PY" style:font-name-asian="Arial Unicode MS" style:font-size-asian="10pt" style:language-asian="es" style:country-asian="PY" style:font-name-complex="Tahoma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fo:font-size="12pt" fo:language="es" fo:country="ES" style:letter-kerning="true" style:font-name-asian="Times New Roman1" style:font-size-asian="12pt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fo:font-size="14pt" style:font-size-asian="14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Tahoma1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>
      <style:text-properties style:font-name="Tahoma" fo:font-size="8pt" style:font-size-asian="8pt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19cm" fo:page-height="33.02cm" style:num-format="1" style:print-orientation="portrait" fo:margin-top="0.63cm" fo:margin-bottom="2.609cm" fo:margin-left="2.221cm" fo:margin-right="1.766cm" style:writing-mode="lr-tb" style:layout-grid-color="#c0c0c0" style:layout-grid-lines="2978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1cm" fo:margin-left="0cm" fo:margin-right="0cm" fo:margin-bottom="0.86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text:anchor-type="as-char" svg:width="15.582cm" svg:height="2.805cm" draw:z-index="1"><draw:image xlink:href="Pictures/200000370000454400000C6BFFA20525.wmf" xlink:type="simple" xlink:show="embed" xlink:actuate="onLoad"/></draw:frame></text:p>
        <text:p text:style-name="Header"/>
        <text:p text:style-name="Header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dia arevalos</meta:initial-creator>
    <meta:editing-cycles>1</meta:editing-cycles>
    <meta:print-date>2019-02-25T10:29:28.43</meta:print-date>
    <meta:creation-date>2013-08-07T13:46:00</meta:creation-date>
    <dc:date>2019-02-25T10:32:38.47</dc:date>
    <meta:editing-duration>PT49S</meta:editing-duration>
    <meta:generator>OpenOffice/4.1.1$Win32 OpenOffice.org_project/411m6$Build-9775</meta:generator>
    <meta:document-statistic meta:table-count="1" meta:image-count="1" meta:object-count="0" meta:page-count="1" meta:paragraph-count="36" meta:word-count="149" meta:character-count="17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